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2">
      <style:text-properties officeooo:paragraph-rsid="00252f19"/>
    </style:style>
    <style:style style:name="P2" style:family="paragraph" style:parent-style-name="Standard">
      <style:text-properties fo:font-size="10.5pt" style:font-size-asian="10.5pt" style:font-size-complex="10.5pt"/>
    </style:style>
    <style:style style:name="P3" style:family="paragraph" style:parent-style-name="Standard">
      <style:paragraph-properties fo:margin-top="0.201cm" fo:margin-bottom="0.201cm" style:contextual-spacing="false"/>
      <style:text-properties fo:font-size="10.5pt" style:font-size-asian="10.5pt" style:font-size-complex="10.5pt"/>
    </style:style>
    <style:style style:name="P4" style:family="paragraph" style:parent-style-name="Standard">
      <style:text-properties fo:font-size="10.5pt" officeooo:paragraph-rsid="00252f19" style:font-size-asian="10.5pt" style:font-size-complex="10.5pt"/>
    </style:style>
    <style:style style:name="P5" style:family="paragraph" style:parent-style-name="Standard">
      <style:paragraph-properties fo:margin-top="0cm" fo:margin-bottom="0cm" style:contextual-spacing="false"/>
      <style:text-properties fo:font-size="10.5pt" style:font-size-asian="10.5pt" style:font-size-complex="10.5pt"/>
    </style:style>
    <style:style style:name="P6" style:family="paragraph" style:parent-style-name="Standard">
      <style:paragraph-properties fo:margin-top="0.101cm" fo:margin-bottom="0.101cm" style:contextual-spacing="false"/>
      <style:text-properties fo:font-size="10.5pt" style:font-size-asian="10.5pt" style:font-size-complex="10.5pt"/>
    </style:style>
    <style:style style:name="P7" style:family="paragraph" style:parent-style-name="Standard">
      <style:paragraph-properties fo:margin-top="0cm" fo:margin-bottom="0cm" style:contextual-spacing="false"/>
      <style:text-properties fo:font-size="10.5pt" officeooo:paragraph-rsid="001a193f" style:font-size-asian="10.5pt" style:font-size-complex="10.5pt"/>
    </style:style>
    <style:style style:name="P8" style:family="paragraph" style:parent-style-name="Quotations">
      <style:text-properties fo:font-size="10.5pt" fo:font-style="italic" officeooo:paragraph-rsid="00252f19" style:font-size-asian="10.5pt" style:font-style-asian="italic" style:font-size-complex="10.5pt" style:font-style-complex="italic"/>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margin-top="0.201cm" fo:margin-bottom="0.201cm" style:contextual-spacing="false"/>
    </style:style>
    <style:style style:name="P11" style:family="paragraph" style:parent-style-name="Standard">
      <style:paragraph-properties fo:margin-left="1.251cm" fo:margin-right="0cm" fo:margin-top="0.101cm" fo:margin-bottom="0.101cm" style:contextual-spacing="false" fo:text-indent="0cm" style:auto-text-indent="false"/>
    </style:style>
    <style:style style:name="P12" style:family="paragraph" style:parent-style-name="Standard">
      <style:paragraph-properties fo:margin-left="0cm" fo:margin-right="0cm" fo:margin-top="0.101cm" fo:margin-bottom="0.101cm" style:contextual-spacing="false" fo:text-indent="0cm" style:auto-text-indent="false"/>
    </style:style>
    <style:style style:name="P13" style:family="paragraph" style:parent-style-name="Standard">
      <style:text-properties officeooo:paragraph-rsid="00431eed"/>
    </style:style>
    <style:style style:name="P14" style:family="paragraph" style:parent-style-name="Standard">
      <style:paragraph-properties fo:margin-left="1.251cm" fo:margin-right="0cm" fo:margin-top="0.101cm" fo:margin-bottom="0.101cm" style:contextual-spacing="false" fo:text-indent="0cm" style:auto-text-indent="false"/>
      <style:text-properties officeooo:paragraph-rsid="0043c718"/>
    </style:style>
    <style:style style:name="P15" style:family="paragraph" style:parent-style-name="Standard">
      <style:text-properties fo:font-size="10.5pt" officeooo:paragraph-rsid="00431eed" style:font-size-asian="10.5pt" style:font-size-complex="10.5pt"/>
    </style:style>
    <style:style style:name="P16" style:family="paragraph" style:parent-style-name="Standard" style:list-style-name="L1">
      <style:paragraph-properties fo:margin-top="0cm" fo:margin-bottom="0cm" style:contextual-spacing="false"/>
      <style:text-properties fo:font-size="10.5pt" style:font-size-asian="10.5pt" style:font-size-complex="10.5pt"/>
    </style:style>
    <style:style style:name="P17" style:family="paragraph" style:parent-style-name="Standard" style:list-style-name="L1">
      <style:paragraph-properties fo:margin-top="0cm" fo:margin-bottom="0cm" style:contextual-spacing="false"/>
      <style:text-properties fo:font-size="10.5pt" officeooo:paragraph-rsid="0033e61a" style:font-size-asian="10.5pt" style:font-size-complex="10.5pt"/>
    </style:style>
    <style:style style:name="P18" style:family="paragraph" style:parent-style-name="Standard" style:list-style-name="L2">
      <style:paragraph-properties fo:margin-top="0cm" fo:margin-bottom="0cm" style:contextual-spacing="false"/>
      <style:text-properties fo:font-size="10.5pt" style:font-size-asian="10.5pt" style:font-size-complex="10.5pt"/>
    </style:style>
    <style:style style:name="P19" style:family="paragraph" style:parent-style-name="Standard" style:list-style-name="L3">
      <style:paragraph-properties fo:margin-top="0cm" fo:margin-bottom="0cm" style:contextual-spacing="false"/>
      <style:text-properties fo:font-size="10.5pt" style:font-size-asian="10.5pt" style:font-size-complex="10.5pt"/>
    </style:style>
    <style:style style:name="P20" style:family="paragraph" style:parent-style-name="Standard" style:list-style-name="L4">
      <style:paragraph-properties fo:margin-top="0cm" fo:margin-bottom="0cm" style:contextual-spacing="false"/>
      <style:text-properties fo:font-size="10.5pt" style:font-size-asian="10.5pt" style:font-size-complex="10.5pt"/>
    </style:style>
    <style:style style:name="P21" style:family="paragraph" style:parent-style-name="Standard" style:list-style-name="L5">
      <style:paragraph-properties fo:margin-top="0cm" fo:margin-bottom="0cm" style:contextual-spacing="false"/>
      <style:text-properties fo:font-size="10.5pt" style:font-size-asian="10.5pt" style:font-size-complex="10.5pt"/>
    </style:style>
    <style:style style:name="P22" style:family="paragraph" style:parent-style-name="Standard">
      <style:text-properties fo:font-size="10.5pt" style:font-size-asian="10.5pt" style:font-size-complex="10.5pt"/>
    </style:style>
    <style:style style:name="P23" style:family="paragraph" style:parent-style-name="Standard">
      <style:text-properties fo:font-size="10.5pt" style:text-underline-style="solid" style:text-underline-width="auto" style:text-underline-color="font-color" fo:font-weight="bold" officeooo:rsid="00457654" officeooo:paragraph-rsid="00457654" style:font-size-asian="10.5pt" style:font-weight-asian="bold" style:font-size-complex="10.5pt" style:font-weight-complex="bold"/>
    </style:style>
    <style:style style:name="P24" style:family="paragraph" style:parent-style-name="Standard" style:list-style-name="L4">
      <style:paragraph-properties fo:margin-top="0cm" fo:margin-bottom="0cm" style:contextual-spacing="false"/>
      <style:text-properties officeooo:paragraph-rsid="0052821e"/>
    </style:style>
    <style:style style:name="P25" style:family="paragraph" style:parent-style-name="Standard">
      <style:paragraph-properties fo:margin-left="0cm" fo:margin-right="0cm" fo:margin-top="0.101cm" fo:margin-bottom="0.101cm" style:contextual-spacing="false" fo:text-indent="0cm" style:auto-text-indent="false"/>
      <style:text-properties fo:font-weight="bold" officeooo:rsid="00457654" officeooo:paragraph-rsid="00457654" style:font-weight-asian="bold" style:font-weight-complex="bold"/>
    </style:style>
    <style:style style:name="P26" style:family="paragraph" style:parent-style-name="Standard">
      <style:paragraph-properties fo:margin-left="1.251cm" fo:margin-right="0cm" fo:margin-top="0.101cm" fo:margin-bottom="0.101cm" style:contextual-spacing="false" fo:text-indent="0cm" style:auto-text-indent="false"/>
      <style:text-properties fo:font-weight="bold" officeooo:rsid="00457654" officeooo:paragraph-rsid="00457654" style:font-weight-asian="bold" style:font-weight-complex="bold"/>
    </style:style>
    <style:style style:name="P27" style:family="paragraph" style:parent-style-name="Standard">
      <style:text-properties fo:font-weight="bold" officeooo:paragraph-rsid="0052821e" style:font-weight-asian="bold" style:font-weight-complex="bold"/>
    </style:style>
    <style:style style:name="P28" style:family="paragraph" style:parent-style-name="Standard">
      <style:text-properties fo:font-size="8pt" style:font-size-asian="8pt" style:font-size-complex="8pt"/>
    </style:style>
    <style:style style:name="P29" style:family="paragraph" style:parent-style-name="Standard">
      <style:paragraph-properties fo:margin-left="1.251cm" fo:margin-right="0cm" fo:margin-top="0.101cm" fo:margin-bottom="0.101cm" style:contextual-spacing="false" fo:text-indent="0cm" style:auto-text-indent="false"/>
      <style:text-properties officeooo:paragraph-rsid="00457654"/>
    </style:style>
    <style:style style:name="P30" style:family="paragraph" style:parent-style-name="Standard">
      <style:paragraph-properties fo:margin-left="0cm" fo:margin-right="0cm" fo:margin-top="0.101cm" fo:margin-bottom="0.101cm" style:contextual-spacing="false" fo:text-indent="0cm" style:auto-text-indent="false"/>
      <style:text-properties style:text-underline-style="solid" style:text-underline-width="auto" style:text-underline-color="font-color" fo:font-weight="bold" officeooo:rsid="00457654" officeooo:paragraph-rsid="00457654" style:font-weight-asian="bold" style:font-weight-complex="bold"/>
    </style:style>
    <style:style style:name="P31" style:family="paragraph" style:parent-style-name="Standard">
      <style:paragraph-properties fo:margin-left="1.251cm" fo:margin-right="0cm" fo:margin-top="0.101cm" fo:margin-bottom="0.101cm" style:contextual-spacing="false" fo:text-indent="0cm" style:auto-text-indent="false"/>
      <style:text-properties officeooo:paragraph-rsid="0048f8c4"/>
    </style:style>
    <style:style style:name="P32" style:family="paragraph" style:parent-style-name="Standard">
      <style:paragraph-properties fo:margin-top="0.201cm" fo:margin-bottom="0.201cm" style:contextual-spacing="false"/>
      <style:text-properties officeooo:paragraph-rsid="0052821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0.5pt" style:font-size-asian="10.5pt" style:font-size-complex="10.5pt"/>
    </style:style>
    <style:style style:name="T4" style:family="text">
      <style:text-properties fo:font-size="10.5pt" officeooo:rsid="001b263b" style:font-size-asian="10.5pt" style:font-size-complex="10.5pt"/>
    </style:style>
    <style:style style:name="T5" style:family="text">
      <style:text-properties fo:font-size="10.5pt" officeooo:rsid="00420091" style:font-size-asian="10.5pt" style:font-size-complex="10.5pt"/>
    </style:style>
    <style:style style:name="T6" style:family="text">
      <style:text-properties fo:font-size="10.5pt" officeooo:rsid="0043c718" style:font-size-asian="10.5pt" style:font-size-complex="10.5pt"/>
    </style:style>
    <style:style style:name="T7" style:family="text">
      <style:text-properties fo:font-size="10.5pt" officeooo:rsid="0037f5c5" style:font-size-asian="10.5pt" style:font-size-complex="10.5pt"/>
    </style:style>
    <style:style style:name="T8" style:family="text">
      <style:text-properties fo:font-size="10.5pt" fo:font-weight="bold" style:font-size-asian="10.5pt" style:font-weight-asian="bold" style:font-size-complex="10.5pt" style:font-weight-complex="bold"/>
    </style:style>
    <style:style style:name="T9" style:family="text">
      <style:text-properties fo:font-size="10.5pt" fo:font-weight="bold" officeooo:rsid="001b263b" style:font-size-asian="10.5pt" style:font-weight-asian="bold" style:font-size-complex="10.5pt" style:font-weight-complex="bold"/>
    </style:style>
    <style:style style:name="T10" style:family="text">
      <style:text-properties fo:font-size="10.5pt" fo:font-weight="bold" officeooo:rsid="002841dc" style:font-size-asian="10.5pt" style:font-weight-asian="bold" style:font-size-complex="10.5pt" style:font-weight-complex="bold"/>
    </style:style>
    <style:style style:name="T11" style:family="text">
      <style:text-properties fo:font-size="10.5pt" fo:font-weight="bold" officeooo:rsid="0043c718" style:font-size-asian="10.5pt" style:font-weight-asian="bold" style:font-size-complex="10.5pt" style:font-weight-complex="bold"/>
    </style:style>
    <style:style style:name="T12" style:family="text">
      <style:text-properties fo:font-size="10.5pt" fo:font-weight="normal" style:font-size-asian="10.5pt" style:font-weight-asian="normal" style:font-size-complex="10.5pt" style:font-weight-complex="normal"/>
    </style:style>
    <style:style style:name="T13" style:family="text">
      <style:text-properties officeooo:rsid="0017e12e"/>
    </style:style>
    <style:style style:name="T14" style:family="text">
      <style:text-properties officeooo:rsid="003333f5"/>
    </style:style>
    <style:style style:name="T15" style:family="text">
      <style:text-properties officeooo:rsid="0037f5c5"/>
    </style:style>
    <style:style style:name="T16" style:family="text">
      <style:text-properties officeooo:rsid="004a25f3"/>
    </style:style>
    <style:style style:name="T17" style:family="text">
      <style:text-properties officeooo:rsid="004f0e8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rriculum vitae</text:h>
      <text:h text:style-name="Heading_20_2" text:outline-level="2">Jason D. Moss</text:h>
      <text:p text:style-name="P13"><text:span text:style-name="T10">E</text:span><text:span text:style-name="T9">mail: </text:span><text:span text:style-name="T4"><text:s/></text:span><text:a xlink:type="simple" xlink:href="mailto:work@jdmlabs.com" text:style-name="Internet_20_link" text:visited-style-name="Visited_20_Internet_20_Link"><text:span text:style-name="T3">work@jdmlabs.com</text:span></text:a><text:span text:style-name="T3"><text:line-break/></text:span><text:span text:style-name="T9">Phone: </text:span><text:span text:style-name="T4"><text:s/></text:span><text:span text:style-name="T3">+1 (867) 765-8415<text:line-break/>Ottawa, Canada</text:span></text:p>
      <text:p text:style-name="P13"/>
      <text:p text:style-name="P13"><text:a xlink:type="simple" xlink:href="https://github.com/jasondmoss/cv" text:style-name="Internet_20_link" text:visited-style-name="Visited_20_Internet_20_Link"><text:span text:style-name="T3">https://github.com/jasondmoss/cv</text:span></text:a></text:p>
      <text:p text:style-name="P15"/>
      <text:h text:style-name="Heading_20_2" text:outline-level="2">In Brief</text:h>
      <text:p text:style-name="P2">I plan, develop, implement and maintain modern web sites and applications; adhering to strict standards and conventions.<text:line-break/><text:line-break/>Compliant. Portable. Functional.</text:p>
      <text:p text:style-name="P2"/>
      <text:h text:style-name="Heading_20_2" text:outline-level="2">Skills</text:h>
      <text:list text:style-name="L1">
        <text:list-item>
          <text:p text:style-name="P16">PHP</text:p>
          <text:list>
            <text:list-item>
              <text:p text:style-name="P16">Drupal [intermediate]</text:p>
            </text:list-item>
            <text:list-item>
              <text:p text:style-name="P16">Laravel [intermediate]</text:p>
            </text:list-item>
            <text:list-item>
              <text:p text:style-name="P16">Symfony [junior/intermediate]</text:p>
            </text:list-item>
            <text:list-item>
              <text:p text:style-name="P16">WordPress [intermediate/senior]</text:p>
            </text:list-item>
            <text:list-item>
              <text:p text:style-name="P16">Craft CMS [junior/intermediate]</text:p>
            </text:list-item>
            <text:list-item>
              <text:p text:style-name="P16">b2evolution [intermediate]</text:p>
            </text:list-item>
            <text:list-item>
              <text:p text:style-name="P16">Testing (Unit, Pest) [intermediate]</text:p>
            </text:list-item>
          </text:list>
        </text:list-item>
        <text:list-item>
          <text:p text:style-name="P16">JavaScript [intermediate/senior]</text:p>
          <text:list>
            <text:list-item>
              <text:p text:style-name="P16">JSON/REST/AJAX [intermediate/senior]</text:p>
            </text:list-item>
          </text:list>
        </text:list-item>
        <text:list-item>
          <text:p text:style-name="P16">Semantic HTML [senior]</text:p>
        </text:list-item>
        <text:list-item>
          <text:p text:style-name="P17">Structured Data + SEO [intermediate/senior]<text:span text:style-name="T3"/></text:p>
        </text:list-item>
        <text:list-item>
          <text:p text:style-name="P17">CSS [senior]</text:p>
        </text:list-item>
        <text:list-item>
          <text:p text:style-name="P16">Responsive Design [senior]</text:p>
        </text:list-item>
        <text:list-item>
          <text:p text:style-name="P16">Databases (MySQL, PostgreSQL) [intermediate]</text:p>
        </text:list-item>
        <text:list-item>
          <text:p text:style-name="P16">Linux server admin (Apache, scripts) [intermediate/senior]</text:p>
        </text:list-item>
        <text:list-item>
          <text:p text:style-name="P16">Version Control Systems (Git, SVN) [intermediate]</text:p>
        </text:list-item>
      </text:list>
      <text:p text:style-name="P6"/>
      <text:h text:style-name="Heading_20_2" text:outline-level="2">Work</text:h>
      <text:p text:style-name="P9">JdmLabs</text:p>
      <text:p text:style-name="P10"><text:span text:style-name="T3">Independent Web Developer (Intermediate/Senior)<text:line-break/>Oct 2006 — present<text:line-break/>[Drupal, Laravel, WordPress, Craft CMS, b2evolution, Shopify]<text:line-break/></text:span><text:a xlink:type="simple" xlink:href="https://www.jdmlabs.com/" text:style-name="Internet_20_link" text:visited-style-name="Visited_20_Internet_20_Link"><text:span text:style-name="T3">jdmlabs.com</text:span></text:a></text:p>
      <text:p text:style-name="P32"><text:span text:style-name="T7">I have b</text:span><text:span text:style-name="T3">een working as an independent contractor, to varying degree, for many years now, ranging from custom plug-ins, to complete multilingual + multi-site setups; e-commerce; small websites; single-page applications; and nearly everything in between.</text:span></text:p>
      <text:p text:style-name="P32"><text:soft-page-break/><text:span text:style-name="T2">Outcrop Communications Ltd.</text:span></text:p>
      <text:p text:style-name="P10"><text:span text:style-name="T3">Web Developer (Intermediate/Senior)<text:line-break/>Jul 2017 — Apr 2023<text:line-break/>[Drupal, WordPress]<text:line-break/></text:span><text:a xlink:type="simple" xlink:href="https://outcrop.com/" text:style-name="Internet_20_link" text:visited-style-name="Visited_20_Internet_20_Link"><text:span text:style-name="T5">outcrop.com</text:span></text:a></text:p>
      <text:p text:style-name="P3">Built and maintained (back-end/front-end) websites and components for many northern Canada companies, institutions and government entities.</text:p>
      <text:list text:style-name="L2">
        <text:list-item>
          <text:p text:style-name="P18">custom content administration + rendering</text:p>
        </text:list-item>
        <text:list-item>
          <text:p text:style-name="P18">third-party content integration</text:p>
        </text:list-item>
        <text:list-item>
          <text:p text:style-name="P18">custom APIs for web + mobile integrations</text:p>
        </text:list-item>
      </text:list>
      <text:p text:style-name="P2"/>
      <text:p text:style-name="P9">The Well - Creative Consultants Inc.</text:p>
      <text:p text:style-name="P10"><text:span text:style-name="T3">Independent Web Developer (Intermediate/Senior)<text:line-break/>Nov 2016 — 2017<text:line-break/>[WordPress]<text:line-break/></text:span><text:a xlink:type="simple" xlink:href="https://www.gotothewell.ca/" text:style-name="Internet_20_link" text:visited-style-name="Visited_20_Internet_20_Link"><text:span text:style-name="T3">gotothewell.ca</text:span></text:a></text:p>
      <text:p text:style-name="P3">Made up entirely of experienced full-time freelancers, The Well is a talent agent of sorts. A matchmaker between businesses and creative and professional talents, The Well has been born out of the idea that there are new business and economic realities that are widening the gap between what businesses need and the typical offerings of the creative firm.</text:p>
      <text:p text:style-name="P3">Hand pick your team or work with just one consultant - The Well is your smart, affordable portal to seasoned creative and business consultants.</text:p>
      <text:p text:style-name="P2"/>
      <text:p text:style-name="P9">VERB Interactive Inc.</text:p>
      <text:p text:style-name="P10"><text:span text:style-name="T3">Web Developer (Intermediate/Senior)<text:line-break/>Mar 2014 — Sept 2016<text:line-break/>[Drupal, WordPress]<text:line-break/></text:span><text:a xlink:type="simple" xlink:href="https://www.verbinteractive.com/" text:style-name="Internet_20_link" text:visited-style-name="Visited_20_Internet_20_Link"><text:span text:style-name="T3">verbinteractive.com</text:span></text:a></text:p>
      <text:p text:style-name="P3">Built and maintained (back-end/front-end) websites and components for some of the largest travel + destination companies in the industry.</text:p>
      <text:list text:style-name="L3">
        <text:list-item>
          <text:p text:style-name="P19">custom content administration + rendering</text:p>
        </text:list-item>
        <text:list-item>
          <text:p text:style-name="P19">third-party content integration</text:p>
        </text:list-item>
        <text:list-item>
          <text:p text:style-name="P19">custom APIs for web + mobile integrations</text:p>
        </text:list-item>
      </text:list>
      <text:p text:style-name="P3"/>
      <text:p text:style-name="P9">Media Mechanics Inc.</text:p>
      <text:p text:style-name="P10"><text:span text:style-name="T3">Web Developer (Intermediate/Senior)<text:line-break/>Aug 2012 — May 2013<text:line-break/>[Drupal, WordPress]<text:line-break/></text:span><text:a xlink:type="simple" xlink:href="https://www.mediamechanics.com/" text:style-name="Internet_20_link" text:visited-style-name="Visited_20_Internet_20_Link"><text:span text:style-name="T3">mediamechanics.com</text:span></text:a></text:p>
      <text:p text:style-name="P3">Contract-based development work:</text:p>
      <text:list text:style-name="L4">
        <text:list-item>
          <text:p text:style-name="P20">custom content administration + rendering</text:p>
        </text:list-item>
        <text:list-item>
          <text:p text:style-name="P20">third-party content integration</text:p>
        </text:list-item>
        <text:list-item>
          <text:p text:style-name="P24"><text:span text:style-name="T3">company websites + blogs</text:span></text:p>
        </text:list-item>
      </text:list>
      <text:p text:style-name="P27"/>
      <text:p text:style-name="P27"/>
      <text:p text:style-name="P27"><text:soft-page-break/>Revolve Branding + Marketing</text:p>
      <text:p text:style-name="P10"><text:span text:style-name="T3">Web Developer (Intermediate)<text:line-break/>Jan 2011 — Feb 2012<text:line-break/>[Drupal, WordPress]<text:line-break/></text:span><text:a xlink:type="simple" xlink:href="https://revolve.ca/" text:style-name="Internet_20_link" text:visited-style-name="Visited_20_Internet_20_Link"><text:span text:style-name="T3">revolve.ca</text:span></text:a></text:p>
      <text:p text:style-name="P3">Built and maintained (back-end/front-end) websites and components for local and cross-Canada companies:</text:p>
      <text:list text:style-name="L5">
        <text:list-item>
          <text:p text:style-name="P21">company websites + blogs</text:p>
        </text:list-item>
        <text:list-item>
          <text:p text:style-name="P21">third-party content integration</text:p>
        </text:list-item>
      </text:list>
      <text:p text:style-name="P2"/>
      <text:h text:style-name="Heading_20_2" text:outline-level="2">Site <text:span text:style-name="T14">Samples</text:span></text:h>
      <text:p text:style-name="P2">These are <text:span text:style-name="T16">some</text:span> (currently active) sites I have built or worked on:</text:p>
      <text:p text:style-name="P2"/>
      <text:p text:style-name="P23">Drupal:</text:p>
      <text:p text:style-name="P11"><text:span text:style-name="T8">Northwest Territories Tourism</text:span><text:span text:style-name="T3"><text:line-break/></text:span><text:a xlink:type="simple" xlink:href="https://spectacularnwt.com/" text:style-name="Internet_20_link" text:visited-style-name="Visited_20_Internet_20_Link"><text:span text:style-name="T3">spectacularnwt.com</text:span></text:a><text:span text:style-name="T3"> (main site)<text:line-break/></text:span><text:a xlink:type="simple" xlink:href="https://media.spectacularnwt.com/" text:style-name="Internet_20_link" text:visited-style-name="Visited_20_Internet_20_Link"><text:span text:style-name="T3">media.spectacularnwt.com</text:span></text:a><text:span text:style-name="T3"><text:line-break/></text:span><text:a xlink:type="simple" xlink:href="https://traveltrade.spectacularnwt.com/" text:style-name="Internet_20_link" text:visited-style-name="Visited_20_Internet_20_Link"><text:span text:style-name="T3">traveltrade.spectacularnwt.com</text:span></text:a><text:span text:style-name="T3"><text:line-break/></text:span><text:a xlink:type="simple" xlink:href="https://members.spectacularnwt.com/" text:style-name="Internet_20_link" text:visited-style-name="Visited_20_Internet_20_Link"><text:span text:style-name="T3">members.spectacularnwt.com</text:span></text:a><text:span text:style-name="T3"><text:line-break/></text:span><text:a xlink:type="simple" xlink:href="https://conferences.spectacularnwt.com/" text:style-name="Internet_20_link" text:visited-style-name="Visited_20_Internet_20_Link"><text:span text:style-name="T3">conferences.spectacularnwt.com</text:span></text:a><text:span text:style-name="T3"><text:line-break/></text:span><text:a xlink:type="simple" xlink:href="https://virtual.spectacularnwt.com/" text:style-name="Internet_20_link" text:visited-style-name="Visited_20_Internet_20_Link"><text:span text:style-name="T3">virtual.spectacularnwt.com</text:span></text:a></text:p>
      <text:p text:style-name="P11"><text:span text:style-name="T8">Up Here Publishing</text:span><text:span text:style-name="T3"><text:line-break/></text:span><text:a xlink:type="simple" xlink:href="https://uphere.ca/" text:style-name="Internet_20_link" text:visited-style-name="Visited_20_Internet_20_Link"><text:span text:style-name="T3">uphere.ca</text:span></text:a></text:p>
      <text:p text:style-name="P11"><text:span text:style-name="T8">Giant Mine Remediation Project</text:span><text:span text:style-name="T3"><text:line-break/></text:span><text:a xlink:type="simple" xlink:href="https://giantminerp.ca/" text:style-name="Internet_20_link" text:visited-style-name="Visited_20_Internet_20_Link"><text:span text:style-name="T3">giantminerp.ca</text:span></text:a></text:p>
      <text:p text:style-name="P11"><text:span text:style-name="T8">Northwest Territories Power Corporation</text:span><text:span text:style-name="T3"><text:line-break/></text:span><text:a xlink:type="simple" xlink:href="https://www.ntpc.com/" text:style-name="Internet_20_link" text:visited-style-name="Visited_20_Internet_20_Link"><text:span text:style-name="T3">ntpc.com</text:span></text:a></text:p>
      <text:p text:style-name="P14"><text:span text:style-name="T11">Inuvialuit Regional Corporation<text:line-break/></text:span><text:a xlink:type="simple" xlink:href="https://www.irc.inuvialuit.com/" text:style-name="Internet_20_link" text:visited-style-name="Visited_20_Internet_20_Link"><text:span text:style-name="T6">irc.inuvialuit.com</text:span></text:a></text:p>
      <text:p text:style-name="P11"><text:span text:style-name="T8">Workers' Safety and Compensation Commission (WSCC)</text:span><text:span text:style-name="T3"><text:line-break/></text:span><text:a xlink:type="simple" xlink:href="https://www.wscc.nt.ca/" text:style-name="Internet_20_link" text:visited-style-name="Visited_20_Internet_20_Link"><text:span text:style-name="T3">wscc.nt.ca</text:span></text:a></text:p>
      <text:p text:style-name="P31"><text:span text:style-name="T8">Government of Nunavut</text:span><text:span text:style-name="T3"><text:line-break/></text:span><text:a xlink:type="simple" xlink:href="https://www.gov.nu.ca/" text:style-name="Internet_20_link" text:visited-style-name="Visited_20_Internet_20_Link"><text:span text:style-name="T3">gov.nu.ca</text:span></text:a><text:span text:style-name="T3"><text:line-break/></text:span><text:a xlink:type="simple" xlink:href="https://livehealthy.gov.nu.ca/" text:style-name="Internet_20_link" text:visited-style-name="Visited_20_Internet_20_Link"><text:span text:style-name="T3">livehealthy.gov.nu.ca</text:span></text:a><text:span text:style-name="T3"><text:line-break/></text:span><text:a xlink:type="simple" xlink:href="https://nuquits.gov.nu.ca/" text:style-name="Internet_20_link" text:visited-style-name="Visited_20_Internet_20_Link"><text:span text:style-name="T6">nuquits.gov.nu.ca</text:span></text:a><text:span text:style-name="T6"><text:line-break/></text:span><text:a xlink:type="simple" xlink:href="https://nuphysicians.ca/" text:style-name="Internet_20_link" text:visited-style-name="Visited_20_Internet_20_Link"><text:span text:style-name="T6">nuphysicians.ca</text:span></text:a></text:p>
      <text:p text:style-name="P11"><text:span text:style-name="T8">Tourism PEI: Ask an Islander</text:span><text:span text:style-name="T3"><text:line-break/></text:span><text:a xlink:type="simple" xlink:href="https://www.tourismpei.com/askanislander" text:style-name="Internet_20_link" text:visited-style-name="Visited_20_Internet_20_Link"><text:span text:style-name="T3">tourismpei.com</text:span></text:a></text:p>
      <text:p text:style-name="P11"><text:span text:style-name="T8">Azamara Club Cruises</text:span><text:span text:style-name="T3"><text:line-break/></text:span><text:a xlink:type="simple" xlink:href="http://azamara.com/" text:style-name="Internet_20_link" text:visited-style-name="Visited_20_Internet_20_Link"><text:span text:style-name="T3">azamara.com</text:span></text:a></text:p>
      <text:p text:style-name="P25"><text:span text:style-name="T3"/></text:p>
      <text:p text:style-name="P30"><text:span text:style-name="T3">WordPress:</text:span></text:p>
      <text:p text:style-name="P29"><text:span text:style-name="T8">Kenn Borek Air</text:span><text:span text:style-name="T3"><text:line-break/></text:span><text:a xlink:type="simple" xlink:href="https://borekair.com/" text:style-name="Internet_20_link" text:visited-style-name="Visited_20_Internet_20_Link"><text:span text:style-name="T3">borekair.com</text:span></text:a></text:p>
      <text:p text:style-name="P29"><text:span text:style-name="T8">Royal Caribbean International Social Networking &amp; Media Hub</text:span><text:span text:style-name="T3"><text:line-break/></text:span><text:a xlink:type="simple" xlink:href="http://www.royalcaribbean.com/connect/" text:style-name="Internet_20_link" text:visited-style-name="Visited_20_Internet_20_Link"><text:span text:style-name="T3">royalcaribbean.com</text:span></text:a></text:p>
      <text:p text:style-name="P26"><text:soft-page-break/><text:span text:style-name="T3">Hilton Head Island, South Carolina (multiple sub-sites)<text:line-break/></text:span><text:a xlink:type="simple" xlink:href="http://www.hiltonheadisland.org/" text:style-name="Internet_20_link" text:visited-style-name="Visited_20_Internet_20_Link"><text:span text:style-name="T12">hiltonheadisland.org</text:span></text:a></text:p>
      <text:p text:style-name="P29"><text:span text:style-name="T8">1 Hotel &amp; Homes South Beach (Broker site)</text:span><text:span text:style-name="T3"><text:line-break/></text:span><text:a xlink:type="simple" xlink:href="http://brokers.1hotels.com/southbeach/" text:style-name="Internet_20_link" text:visited-style-name="Visited_20_Internet_20_Link"><text:span text:style-name="T3">1hotels.com</text:span></text:a></text:p>
      <text:p text:style-name="P26"><text:span text:style-name="T3">Best Burners Ltd.<text:line-break/></text:span><text:a xlink:type="simple" xlink:href="http://www.bestburners.ca/" text:style-name="Internet_20_link" text:visited-style-name="Visited_20_Internet_20_Link"><text:span text:style-name="T12">bestburners.ca</text:span></text:a></text:p>
      <text:p text:style-name="P25"><text:span text:style-name="T3"/></text:p>
      <text:h text:style-name="Heading_20_2" text:outline-level="2">Education</text:h>
      <text:p text:style-name="P5"><text:span text:style-name="T2">DeVry Institute of Technology</text:span><text:line-break/>Computer Information Systems<text:line-break/>2001 — 2003</text:p>
      <text:p text:style-name="P5"/>
      <text:p text:style-name="P7">Numerous online/offline free/purchased courses, <text:span text:style-name="T17">countless books,</text:span> and hands-on experience<text:line-break/>2001 — present</text:p>
      <text:p text:style-name="P4"/>
      <text:h text:style-name="P1" text:outline-level="2">Recommendations</text:h>
      <text:p text:style-name="P8">I've worked with Jason in varying capacities for 2-3 years and he is a pleasure, both as a developer and as a person. I've never known Jason to shy away from any challenge in the web development world and this makes him a important part of any project. He writes modern, semantic and well-commented code in both the front-end and back-end arenas. He asks lots of questions, provides solutions, is always eager to learn and is willing to do whatever it takes to see a job through. I'd recommend Jason to anyone.</text:p>
      <text:p text:style-name="P4"><text:tab/>— Gavin Mullen, <text:span text:style-name="T1">Director of Technology at VERB Interactive Inc.</text:span></text:p>
      <text:p text:style-name="P2"/>
      <text:h text:style-name="Heading_20_2" text:outline-level="2"><text:span text:style-name="T13">Personal </text:span>Profiles</text:h>
      <text:p text:style-name="P12"><text:span text:style-name="T8">GitHub</text:span><text:span text:style-name="T3"><text:tab/><text:tab/></text:span><text:a xlink:type="simple" xlink:href="https://github.com/jasondmoss" text:style-name="Internet_20_link" text:visited-style-name="Visited_20_Internet_20_Link"><text:span text:style-name="T3">https://github.com/jasondmoss</text:span></text:a></text:p>
      <text:p text:style-name="P12"><text:span text:style-name="T8">Behance</text:span><text:span text:style-name="T3"><text:tab/></text:span><text:a xlink:type="simple" xlink:href="https://www.behance.net/jasondmoss" text:style-name="Internet_20_link" text:visited-style-name="Visited_20_Internet_20_Link"><text:span text:style-name="T3">https://www.behance.net/jasondmoss</text:span></text:a></text:p>
      <text:p text:style-name="P12"><text:span text:style-name="T8">About.me</text:span><text:span text:style-name="T3"><text:tab/></text:span><text:a xlink:type="simple" xlink:href="https://about.me/jasondmoss" text:style-name="Internet_20_link" text:visited-style-name="Visited_20_Internet_20_Link"><text:span text:style-name="T3">https://about.me/jasondmoss</text:span></text:a></text:p>
      <text:p text:style-name="P12"><text:span text:style-name="T8">LinkedIn</text:span><text:span text:style-name="T3"><text:tab/></text:span><text:a xlink:type="simple" xlink:href="https://www.linkedin.com/in/jasondmoss" text:style-name="Internet_20_link" text:visited-style-name="Visited_20_Internet_20_Link"><text:span text:style-name="T3">https://www.linkedin.com/in/jasondmoss</text:span></text:a></text:p>
      <text:p text:style-name="P12"><text:span text:style-name="T8">Twitter</text:span><text:span text:style-name="T3"><text:tab/><text:tab/></text:span><text:a xlink:type="simple" xlink:href="https://twitter.com/jasondmoss" text:style-name="Internet_20_link" text:visited-style-name="Visited_20_Internet_20_Link"><text:span text:style-name="T3">https://twitter.com/jasondmoss</text:span></text:a></text:p>
      <text:p text:style-name="P12"><text:span text:style-name="T8">Last.fm</text:span><text:span text:style-name="T3"><text:tab/><text:tab/></text:span><text:a xlink:type="simple" xlink:href="http://www.last.fm/user/jasonmoss" text:style-name="Internet_20_link" text:visited-style-name="Visited_20_Internet_20_Link"><text:span text:style-name="T3">http://www.last.fm/user/jasonmoss</text:span></text:a></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08:05:26.898209312</meta:creation-date>
    <dc:date>2023-06-14T16:49:09.832483618</dc:date>
    <meta:editing-duration>PT1H37M4S</meta:editing-duration>
    <meta:editing-cycles>56</meta:editing-cycles>
    <meta:generator>LibreOffice/7.5.4.1$Linux_X86_64 LibreOffice_project/50$Build-1</meta:generator>
    <meta:document-statistic meta:table-count="0" meta:image-count="0" meta:object-count="0" meta:page-count="4" meta:paragraph-count="86" meta:word-count="657" meta:character-count="5096" meta:non-whitespace-character-count="4537"/>
  </office:meta>
</office:document-meta>
</file>